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6.2988in" svg:height="3.5429in" svg:x="4.3083in" svg:y="0.3217in">
            <draw:object draw:notify-on-update-of-ranges="output.F1:output.F55 output.G1:output.G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./load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67148292" calcext:value-type="float">
            <text:p>467148292</text:p>
          </table:table-cell>
          <table:table-cell table:formula="of:=[.D1]+[.E1]/1000000000" office:value-type="float" office:value="1654522862.46715" calcext:value-type="float">
            <text:p>1654522862.467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75899280" calcext:value-type="float">
            <text:p>475899280</text:p>
          </table:table-cell>
          <table:table-cell table:formula="of:=[.D2]+[.E2]/1000000000" office:value-type="float" office:value="1654522862.4759" calcext:value-type="float">
            <text:p>1654522862.4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84315740" calcext:value-type="float">
            <text:p>484315740</text:p>
          </table:table-cell>
          <table:table-cell table:formula="of:=[.D3]+[.E3]/1000000000" office:value-type="float" office:value="1654522862.48432" calcext:value-type="float">
            <text:p>1654522862.484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92461630" calcext:value-type="float">
            <text:p>492461630</text:p>
          </table:table-cell>
          <table:table-cell table:formula="of:=[.D4]+[.E4]/1000000000" office:value-type="float" office:value="1654522862.49246" calcext:value-type="float">
            <text:p>1654522862.49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00737913" calcext:value-type="float">
            <text:p>500737913</text:p>
          </table:table-cell>
          <table:table-cell table:formula="of:=[.D5]+[.E5]/1000000000" office:value-type="float" office:value="1654522862.50074" calcext:value-type="float">
            <text:p>1654522862.500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08986277" calcext:value-type="float">
            <text:p>508986277</text:p>
          </table:table-cell>
          <table:table-cell table:formula="of:=[.D6]+[.E6]/1000000000" office:value-type="float" office:value="1654522862.50899" calcext:value-type="float">
            <text:p>1654522862.508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17065910" calcext:value-type="float">
            <text:p>517065910</text:p>
          </table:table-cell>
          <table:table-cell table:formula="of:=[.D7]+[.E7]/1000000000" office:value-type="float" office:value="1654522862.51707" calcext:value-type="float">
            <text:p>1654522862.517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25177522" calcext:value-type="float">
            <text:p>525177522</text:p>
          </table:table-cell>
          <table:table-cell table:formula="of:=[.D8]+[.E8]/1000000000" office:value-type="float" office:value="1654522862.52518" calcext:value-type="float">
            <text:p>1654522862.525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33340060" calcext:value-type="float">
            <text:p>533340060</text:p>
          </table:table-cell>
          <table:table-cell table:formula="of:=[.D9]+[.E9]/1000000000" office:value-type="float" office:value="1654522862.53334" calcext:value-type="float">
            <text:p>1654522862.533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41867007" calcext:value-type="float">
            <text:p>541867007</text:p>
          </table:table-cell>
          <table:table-cell table:formula="of:=[.D10]+[.E10]/1000000000" office:value-type="float" office:value="1654522862.54187" calcext:value-type="float">
            <text:p>1654522862.54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50193964" calcext:value-type="float">
            <text:p>550193964</text:p>
          </table:table-cell>
          <table:table-cell table:formula="of:=[.D11]+[.E11]/1000000000" office:value-type="float" office:value="1654522862.55019" calcext:value-type="float">
            <text:p>1654522862.55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/load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67353102" calcext:value-type="float">
            <text:p>467353102</text:p>
          </table:table-cell>
          <table:table-cell table:formula="of:=[.D12]+[.E12]/1000000000" office:value-type="float" office:value="1654522862.46735" calcext:value-type="float">
            <text:p>1654522862.46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76112841" calcext:value-type="float">
            <text:p>476112841</text:p>
          </table:table-cell>
          <table:table-cell table:formula="of:=[.D13]+[.E13]/1000000000" office:value-type="float" office:value="1654522862.47611" calcext:value-type="float">
            <text:p>1654522862.47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84538999" calcext:value-type="float">
            <text:p>484538999</text:p>
          </table:table-cell>
          <table:table-cell table:formula="of:=[.D14]+[.E14]/1000000000" office:value-type="float" office:value="1654522862.48454" calcext:value-type="float">
            <text:p>1654522862.484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92712167" calcext:value-type="float">
            <text:p>492712167</text:p>
          </table:table-cell>
          <table:table-cell table:formula="of:=[.D15]+[.E15]/1000000000" office:value-type="float" office:value="1654522862.49271" calcext:value-type="float">
            <text:p>1654522862.49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00997967" calcext:value-type="float">
            <text:p>500997967</text:p>
          </table:table-cell>
          <table:table-cell table:formula="of:=[.D16]+[.E16]/1000000000" office:value-type="float" office:value="1654522862.501" calcext:value-type="float">
            <text:p>1654522862.5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09260029" calcext:value-type="float">
            <text:p>509260029</text:p>
          </table:table-cell>
          <table:table-cell table:formula="of:=[.D17]+[.E17]/1000000000" office:value-type="float" office:value="1654522862.50926" calcext:value-type="float">
            <text:p>1654522862.509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17332083" calcext:value-type="float">
            <text:p>517332083</text:p>
          </table:table-cell>
          <table:table-cell table:formula="of:=[.D18]+[.E18]/1000000000" office:value-type="float" office:value="1654522862.51733" calcext:value-type="float">
            <text:p>1654522862.517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25389879" calcext:value-type="float">
            <text:p>525389879</text:p>
          </table:table-cell>
          <table:table-cell table:formula="of:=[.D19]+[.E19]/1000000000" office:value-type="float" office:value="1654522862.52539" calcext:value-type="float">
            <text:p>1654522862.525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33552995" calcext:value-type="float">
            <text:p>533552995</text:p>
          </table:table-cell>
          <table:table-cell table:formula="of:=[.D20]+[.E20]/1000000000" office:value-type="float" office:value="1654522862.53355" calcext:value-type="float">
            <text:p>1654522862.533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41998216" calcext:value-type="float">
            <text:p>541998216</text:p>
          </table:table-cell>
          <table:table-cell table:formula="of:=[.D21]+[.E21]/1000000000" office:value-type="float" office:value="1654522862.542" calcext:value-type="float">
            <text:p>1654522862.5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50314523" calcext:value-type="float">
            <text:p>550314523</text:p>
          </table:table-cell>
          <table:table-cell table:formula="of:=[.D22]+[.E22]/1000000000" office:value-type="float" office:value="1654522862.55031" calcext:value-type="float">
            <text:p>1654522862.55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/load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67234923" calcext:value-type="float">
            <text:p>467234923</text:p>
          </table:table-cell>
          <table:table-cell table:formula="of:=[.D23]+[.E23]/1000000000" office:value-type="float" office:value="1654522862.46723" calcext:value-type="float">
            <text:p>1654522862.467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76075502" calcext:value-type="float">
            <text:p>476075502</text:p>
          </table:table-cell>
          <table:table-cell table:formula="of:=[.D24]+[.E24]/1000000000" office:value-type="float" office:value="1654522862.47608" calcext:value-type="float">
            <text:p>1654522862.476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84607527" calcext:value-type="float">
            <text:p>484607527</text:p>
          </table:table-cell>
          <table:table-cell table:formula="of:=[.D25]+[.E25]/1000000000" office:value-type="float" office:value="1654522862.48461" calcext:value-type="float">
            <text:p>1654522862.484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92835656" calcext:value-type="float">
            <text:p>492835656</text:p>
          </table:table-cell>
          <table:table-cell table:formula="of:=[.D26]+[.E26]/1000000000" office:value-type="float" office:value="1654522862.49284" calcext:value-type="float">
            <text:p>1654522862.492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01125473" calcext:value-type="float">
            <text:p>501125473</text:p>
          </table:table-cell>
          <table:table-cell table:formula="of:=[.D27]+[.E27]/1000000000" office:value-type="float" office:value="1654522862.50113" calcext:value-type="float">
            <text:p>1654522862.501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09340468" calcext:value-type="float">
            <text:p>509340468</text:p>
          </table:table-cell>
          <table:table-cell table:formula="of:=[.D28]+[.E28]/1000000000" office:value-type="float" office:value="1654522862.50934" calcext:value-type="float">
            <text:p>1654522862.509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17416431" calcext:value-type="float">
            <text:p>517416431</text:p>
          </table:table-cell>
          <table:table-cell table:formula="of:=[.D29]+[.E29]/1000000000" office:value-type="float" office:value="1654522862.51742" calcext:value-type="float">
            <text:p>1654522862.517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25469556" calcext:value-type="float">
            <text:p>525469556</text:p>
          </table:table-cell>
          <table:table-cell table:formula="of:=[.D30]+[.E30]/1000000000" office:value-type="float" office:value="1654522862.52547" calcext:value-type="float">
            <text:p>1654522862.52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33638832" calcext:value-type="float">
            <text:p>533638832</text:p>
          </table:table-cell>
          <table:table-cell table:formula="of:=[.D31]+[.E31]/1000000000" office:value-type="float" office:value="1654522862.53364" calcext:value-type="float">
            <text:p>1654522862.533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42145008" calcext:value-type="float">
            <text:p>542145008</text:p>
          </table:table-cell>
          <table:table-cell table:formula="of:=[.D32]+[.E32]/1000000000" office:value-type="float" office:value="1654522862.54215" calcext:value-type="float">
            <text:p>1654522862.54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51003981" calcext:value-type="float">
            <text:p>551003981</text:p>
          </table:table-cell>
          <table:table-cell table:formula="of:=[.D33]+[.E33]/1000000000" office:value-type="float" office:value="1654522862.551" calcext:value-type="float">
            <text:p>1654522862.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/load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67097377" calcext:value-type="float">
            <text:p>467097377</text:p>
          </table:table-cell>
          <table:table-cell table:formula="of:=[.D34]+[.E34]/1000000000" office:value-type="float" office:value="1654522862.4671" calcext:value-type="float">
            <text:p>1654522862.4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ad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79413490" calcext:value-type="float">
            <text:p>479413490</text:p>
          </table:table-cell>
          <table:table-cell table:formula="of:=[.D35]+[.E35]/1000000000" office:value-type="float" office:value="1654522862.47941" calcext:value-type="float">
            <text:p>1654522862.47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a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91128929" calcext:value-type="float">
            <text:p>491128929</text:p>
          </table:table-cell>
          <table:table-cell table:formula="of:=[.D36]+[.E36]/1000000000" office:value-type="float" office:value="1654522862.49113" calcext:value-type="float">
            <text:p>1654522862.49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ad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02812583" calcext:value-type="float">
            <text:p>502812583</text:p>
          </table:table-cell>
          <table:table-cell table:formula="of:=[.D37]+[.E37]/1000000000" office:value-type="float" office:value="1654522862.50281" calcext:value-type="float">
            <text:p>1654522862.50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ad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14105531" calcext:value-type="float">
            <text:p>514105531</text:p>
          </table:table-cell>
          <table:table-cell table:formula="of:=[.D38]+[.E38]/1000000000" office:value-type="float" office:value="1654522862.51411" calcext:value-type="float">
            <text:p>1654522862.51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ad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25596456" calcext:value-type="float">
            <text:p>525596456</text:p>
          </table:table-cell>
          <table:table-cell table:formula="of:=[.D39]+[.E39]/1000000000" office:value-type="float" office:value="1654522862.5256" calcext:value-type="float">
            <text:p>1654522862.5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ad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37336590" calcext:value-type="float">
            <text:p>537336590</text:p>
          </table:table-cell>
          <table:table-cell table:formula="of:=[.D40]+[.E40]/1000000000" office:value-type="float" office:value="1654522862.53734" calcext:value-type="float">
            <text:p>1654522862.537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ad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49029699" calcext:value-type="float">
            <text:p>549029699</text:p>
          </table:table-cell>
          <table:table-cell table:formula="of:=[.D41]+[.E41]/1000000000" office:value-type="float" office:value="1654522862.54903" calcext:value-type="float">
            <text:p>1654522862.54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ad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59921904" calcext:value-type="float">
            <text:p>559921904</text:p>
          </table:table-cell>
          <table:table-cell table:formula="of:=[.D42]+[.E42]/1000000000" office:value-type="float" office:value="1654522862.55992" calcext:value-type="float">
            <text:p>1654522862.55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ad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70413374" calcext:value-type="float">
            <text:p>570413374</text:p>
          </table:table-cell>
          <table:table-cell table:formula="of:=[.D43]+[.E43]/1000000000" office:value-type="float" office:value="1654522862.57041" calcext:value-type="float">
            <text:p>1654522862.57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ad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80314077" calcext:value-type="float">
            <text:p>580314077</text:p>
          </table:table-cell>
          <table:table-cell table:formula="of:=[.D44]+[.E44]/1000000000" office:value-type="float" office:value="1654522862.58031" calcext:value-type="float">
            <text:p>1654522862.58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/load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67498610" calcext:value-type="float">
            <text:p>467498610</text:p>
          </table:table-cell>
          <table:table-cell table:formula="of:=[.D45]+[.E45]/1000000000" office:value-type="float" office:value="1654522862.4675" calcext:value-type="float">
            <text:p>1654522862.46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load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79900106" calcext:value-type="float">
            <text:p>479900106</text:p>
          </table:table-cell>
          <table:table-cell table:formula="of:=[.D46]+[.E46]/1000000000" office:value-type="float" office:value="1654522862.4799" calcext:value-type="float">
            <text:p>1654522862.47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load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491547949" calcext:value-type="float">
            <text:p>491547949</text:p>
          </table:table-cell>
          <table:table-cell table:formula="of:=[.D47]+[.E47]/1000000000" office:value-type="float" office:value="1654522862.49155" calcext:value-type="float">
            <text:p>1654522862.491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load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03248596" calcext:value-type="float">
            <text:p>503248596</text:p>
          </table:table-cell>
          <table:table-cell table:formula="of:=[.D48]+[.E48]/1000000000" office:value-type="float" office:value="1654522862.50325" calcext:value-type="float">
            <text:p>1654522862.503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load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14534236" calcext:value-type="float">
            <text:p>514534236</text:p>
          </table:table-cell>
          <table:table-cell table:formula="of:=[.D49]+[.E49]/1000000000" office:value-type="float" office:value="1654522862.51453" calcext:value-type="float">
            <text:p>1654522862.51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load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26038320" calcext:value-type="float">
            <text:p>526038320</text:p>
          </table:table-cell>
          <table:table-cell table:formula="of:=[.D50]+[.E50]/1000000000" office:value-type="float" office:value="1654522862.52604" calcext:value-type="float">
            <text:p>1654522862.526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load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37776718" calcext:value-type="float">
            <text:p>537776718</text:p>
          </table:table-cell>
          <table:table-cell table:formula="of:=[.D51]+[.E51]/1000000000" office:value-type="float" office:value="1654522862.53778" calcext:value-type="float">
            <text:p>1654522862.537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load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49423479" calcext:value-type="float">
            <text:p>549423479</text:p>
          </table:table-cell>
          <table:table-cell table:formula="of:=[.D52]+[.E52]/1000000000" office:value-type="float" office:value="1654522862.54942" calcext:value-type="float">
            <text:p>1654522862.549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load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60256015" calcext:value-type="float">
            <text:p>560256015</text:p>
          </table:table-cell>
          <table:table-cell table:formula="of:=[.D53]+[.E53]/1000000000" office:value-type="float" office:value="1654522862.56026" calcext:value-type="float">
            <text:p>1654522862.56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load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70821012" calcext:value-type="float">
            <text:p>570821012</text:p>
          </table:table-cell>
          <table:table-cell table:formula="of:=[.D54]+[.E54]/1000000000" office:value-type="float" office:value="1654522862.57082" calcext:value-type="float">
            <text:p>1654522862.570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/load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54522862" calcext:value-type="float">
            <text:p>1654522862</text:p>
          </table:table-cell>
          <table:table-cell office:value-type="float" office:value="580608931" calcext:value-type="float">
            <text:p>580608931</text:p>
          </table:table-cell>
          <table:table-cell table:formula="of:=[.D55]+[.E55]/1000000000" office:value-type="float" office:value="1654522862.58061" calcext:value-type="float">
            <text:p>1654522862.5806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6T15:43:44.958101178</dc:date>
    <meta:editing-duration>PT2M15S</meta:editing-duration>
    <meta:editing-cycles>1</meta:editing-cycles>
    <meta:document-statistic meta:table-count="1" meta:cell-count="385" meta:object-count="1"/>
    <meta:generator>LibreOffice/7.3.3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output.F1:output.G55" svg:x="1.331cm" svg:y="0.18cm" svg:width="14.349cm" svg:height="8.64cm">
          <chart:coordinate-region svg:x="2.495cm" svg:y="0.379cm" svg:width="12.112cm" svg:height="7.794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title svg:x="0.451cm" svg:y="5.139cm" chart:style-name="ch5">
              <text:p>Process</text:p>
            </chart:title>
            <chart:grid chart:style-name="ch4" chart:class="major"/>
          </chart:axis>
          <chart:series chart:style-name="ch6" chart:values-cell-range-address="output.G1:output.G55" chart:class="chart:scatter">
            <chart:domain table:cell-range-address="output.F1:output.F55"/>
            <chart:data-point chart:repeated="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4522862.46715">
                <text:p>1654522862.46715</text:p>
                <draw:g>
                  <svg:desc>output.F1:output.F55</svg:desc>
                </draw:g>
              </table:table-cell>
              <table:table-cell office:value-type="float" office:value="2">
                <text:p>2</text:p>
                <draw:g>
                  <svg:desc>output.G1:output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4522862.4759">
                <text:p>1654522862.4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4522862.48432">
                <text:p>1654522862.48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4522862.49246">
                <text:p>1654522862.49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4522862.50074">
                <text:p>1654522862.50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54522862.50899">
                <text:p>1654522862.508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4522862.51707">
                <text:p>1654522862.517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4522862.52518">
                <text:p>1654522862.52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4522862.53334">
                <text:p>1654522862.53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4522862.54187">
                <text:p>1654522862.54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4522862.55019">
                <text:p>1654522862.55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4522862.46735">
                <text:p>1654522862.46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4522862.47611">
                <text:p>1654522862.47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4522862.48454">
                <text:p>1654522862.484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4522862.49271">
                <text:p>1654522862.49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54522862.501">
                <text:p>1654522862.5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4522862.50926">
                <text:p>1654522862.509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54522862.51733">
                <text:p>1654522862.517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4522862.52539">
                <text:p>1654522862.52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54522862.53355">
                <text:p>1654522862.533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54522862.542">
                <text:p>1654522862.5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54522862.55031">
                <text:p>1654522862.550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54522862.46723">
                <text:p>1654522862.467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54522862.47608">
                <text:p>1654522862.476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4522862.48461">
                <text:p>1654522862.484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4522862.49284">
                <text:p>1654522862.49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54522862.50113">
                <text:p>1654522862.50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4522862.50934">
                <text:p>1654522862.509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4522862.51742">
                <text:p>1654522862.517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54522862.52547">
                <text:p>1654522862.525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4522862.53364">
                <text:p>1654522862.53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4522862.54215">
                <text:p>1654522862.54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4522862.551">
                <text:p>1654522862.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4522862.4671">
                <text:p>1654522862.4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4522862.47941">
                <text:p>1654522862.47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54522862.49113">
                <text:p>1654522862.49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54522862.50281">
                <text:p>1654522862.50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54522862.51411">
                <text:p>1654522862.51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54522862.5256">
                <text:p>1654522862.5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4522862.53734">
                <text:p>1654522862.53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4522862.54903">
                <text:p>1654522862.54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4522862.55992">
                <text:p>1654522862.55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4522862.57041">
                <text:p>1654522862.57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4522862.58031">
                <text:p>1654522862.58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54522862.4675">
                <text:p>1654522862.46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4522862.4799">
                <text:p>1654522862.47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4522862.49155">
                <text:p>1654522862.491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54522862.50325">
                <text:p>1654522862.503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54522862.51453">
                <text:p>1654522862.514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54522862.52604">
                <text:p>1654522862.526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54522862.53778">
                <text:p>1654522862.53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54522862.54942">
                <text:p>1654522862.549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54522862.56026">
                <text:p>1654522862.560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54522862.57082">
                <text:p>1654522862.570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4522862.58061">
                <text:p>1654522862.5806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